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5717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1.13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3.1307in"/>
    </style:style>
    <style:style style:name="co27" style:family="table-column">
      <style:table-column-properties fo:break-before="auto" style:column-width="0.539in"/>
    </style:style>
    <style:style style:name="co28" style:family="table-column">
      <style:table-column-properties fo:break-before="auto" style:column-width="7.654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7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48" style:family="table-cell" style:parent-style-name="Default" style:data-style-name="N37"/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19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tem.A1"/>
    </style:style>
    <style:style style:name="ce30" style:family="table-cell" style:parent-style-name="Default" style:data-style-name="N37"/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4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6" table:default-cell-style-name="ce23"/>
        <table:table-column table:style-name="co2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013" table:default-cell-style-name="ce26"/>
        <table:table-row table:style-name="ro1">
          <table:table-cell table:style-name="ce18" office:value-type="string" calcext:value-type="string">
            <text:p>file</text:p>
          </table:table-cell>
          <table:table-cell table:style-name="ce22" office:value-type="string" calcext:value-type="string">
            <text:p>gender</text:p>
          </table:table-cell>
          <table:table-cell table:style-name="ce22" office:value-type="string" calcext:value-type="string">
            <text:p>sex</text:p>
          </table:table-cell>
          <table:table-cell table:style-name="ce22" office:value-type="string" calcext:value-type="string">
            <text:p>alignment</text:p>
          </table:table-cell>
          <table:table-cell table:style-name="ce22" office:value-type="string" calcext:value-type="string">
            <text:p>general</text:p>
          </table:table-cell>
          <table:table-cell table:style-name="ce22" office:value-type="string" calcext:value-type="string">
            <text:p>race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specifics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1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2cav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3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6" calcext:value-type="float">
            <text:p>116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b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gcla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ser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b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pb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eepoma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frostbit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ighar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obart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ku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mummy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orcewbo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asa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in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rndwy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arnel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r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v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aewbo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cham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1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32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1" table:number-rows-repeated="16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40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13" table:default-cell-style-name="ce29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7"/>
        <table:table-column table:style-name="co27" table:default-cell-style-name="ce27"/>
        <table:table-column table:style-name="co5" table:number-columns-repeated="1015" table:default-cell-style-name="ce27"/>
        <table:table-row table:style-name="ro1">
          <table:table-cell table:style-name="ce28" office:value-type="string" calcext:value-type="string">
            <text:p>file</text:p>
          </table:table-cell>
          <table:table-cell table:style-name="ce22" office:value-type="string" calcext:value-type="string">
            <text:p>magical</text:p>
          </table:table-cell>
          <table:table-cell table:style-name="ce22" office:value-type="string" calcext:value-type="string">
            <text:p>enchantmen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apon speed</text:p>
          </table:table-cell>
          <table:table-cell table:style-name="ce22" office:value-type="string" calcext:value-type="string">
            <text:p>item 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  <table:table-cell/>
        </table:table-row>
        <table:table-row table:style-name="ro2">
          <table:table-cell office:value-type="string" calcext:value-type="string">
            <text:p>amaun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unator's Leg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eb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ple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uri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ath of Aur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emin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the Minotaur L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Blade of Ba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ove of Black B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r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I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ckbow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Black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ood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t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ots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t0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orn Out Boo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posite 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ort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of Marksman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agle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mes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ssenger of Ss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ck13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raveler's Rob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nic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nicis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isy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is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Stunn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Woun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Da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z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z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hda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sel’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ng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ng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k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Ki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ils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ull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llwy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gger of Safe Harb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hax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ril's Ax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mison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mison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tored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ing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ssw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sselack’s Sword (unuse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esselack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 Kris of Black Ich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v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han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k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ucky Scimit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xbowbm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n Muller’s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il of Ma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ad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Moradi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rlo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Myrloch Va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ymdag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ym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acek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cek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k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ny's Po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Ic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Quinn’s Fancy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o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ost's Staff of the Ele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dem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dem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l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lia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bowebu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Bow of Ebulli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ept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eptre of Tyrann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r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rated Bon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taf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inge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ley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rm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v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vian's 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2h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der’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mbsw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Spark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3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ged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sonous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3: Fatig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org's Tr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War Hamm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Fire Axe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cted Two Handed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H Axe of Greater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of Resistance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e's F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as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Action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Great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Conflagr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cerous Bastar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Incinera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1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os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inding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rt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rno Darts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oked 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mmer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st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Flail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Flail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es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ig's R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Halbe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om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at Halbe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4a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inforced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c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Repe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b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5a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4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Long Swo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Confus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's Gif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ld F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+3: Enforc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aal's F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Light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2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Morning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Less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the Go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me God's Lesser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Shadow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hort Swo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Health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+4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1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wless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Hamme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Backbi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3: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Two Hande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ian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ther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' Withe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Heavy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Accur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ight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oun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ung R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36dg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ad God's Dream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4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c8h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'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d5wo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 of Heav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e6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g's Ey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28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amaunat, null, null, null, null, 5, null =&gt; amaunat // Amaunator's Legacy" calcext:value-type="string">
            <text:p><text:s text:c="2"/>amaunat, null, null, null, null, 5, null =&gt; amaunat // Amaunator's Legacy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applebn, null, null, null, null, 1, null =&gt; applebn // Applebane" calcext:value-type="string">
            <text:p><text:s text:c="2"/>applebn, null, null, null, null, 1, null =&gt; applebn // Applebane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auril, null, null, null, null, 0, null =&gt; auril // Breath of Auril" calcext:value-type="string">
            <text:p><text:s text:c="2"/>auril, null, null, null, null, 0, null =&gt; auril // Breath of Auril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axemino, null, null, null, null, 3, null =&gt; axemino // Axe of the Minotaur Lord" calcext:value-type="string">
            <text:p><text:s text:c="2"/>axemino, null, null, null, null, 3, null =&gt; axemino // Axe of the Minotaur Lord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ael, null, null, null, null, 2, null =&gt; bael // The Blade of Bael" calcext:value-type="string">
            <text:p><text:s text:c="2"/>bael, null, null, null, null, 2, null =&gt; bael // The Blade of Bael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bess, null, null, null, null, 4, null =&gt; bess // The Love of Black Bess" calcext:value-type="string">
            <text:p><text:s text:c="2"/>bess, null, null, null, null, 4, null =&gt; bess // The Love of Black Bess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biron, null, null, null, null, 0, null =&gt; biron // Blood Iron" calcext:value-type="string">
            <text:p><text:s text:c="2"/>biron, null, null, null, null, 0, null =&gt; biron // Blood Iron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blckbow, null, 3, null, null, null, null =&gt; blckbow // The Black Bow" calcext:value-type="string">
            <text:p><text:s text:c="2"/>blckbow, null, 3, null, null, null, null =&gt; blckbow // The Black Bow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bloodgf, null, null, null, null, 0, null =&gt; bloodgf // Blood of the Gloomfrost" calcext:value-type="string">
            <text:p><text:s text:c="2"/>bloodgf, null, null, null, null, 0, null =&gt; bloodgf // Blood of the Gloomfrost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boot01, null, 2, null, null, null, null =&gt; boot01 // Boots of Speed" calcext:value-type="string">
            <text:p><text:s text:c="2"/>boot01, null, 2, null, null, null, null =&gt; boot01 // Boots of Speed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boot06, null, 4, null, null, null, null =&gt; boot06 // Worn Out Boots" calcext:value-type="string">
            <text:p><text:s text:c="2"/>boot06, null, 4, null, null, null, null =&gt; boot06 // Worn Out Boots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bow02, null, 1, null, null, null, null =&gt; bow02 // Composite Long Bow +1" calcext:value-type="string">
            <text:p><text:s text:c="2"/>bow02, null, 1, null, null, null, null =&gt; bow02 // Composite Long Bow +1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bow04, null, 1, null, null, null, null =&gt; bow04 // Long Bow +1" calcext:value-type="string">
            <text:p><text:s text:c="2"/>bow04, null, 1, null, null, null, null =&gt; bow04 // Long Bow +1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bow06, null, 1, null, null, null, null =&gt; bow06 // Short Bow +1" calcext:value-type="string">
            <text:p><text:s text:c="2"/>bow06, null, 1, null, null, null, null =&gt; bow06 // Short Bow +1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bow07, null, 2, null, null, null, null =&gt; bow07 // Long Bow of Marksmanship" calcext:value-type="string">
            <text:p><text:s text:c="2"/>bow07, null, 2, null, null, null, null =&gt; bow07 // Long Bow of Marksmanship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bow08, null, 2, null, null, null, null =&gt; bow08 // Eagle Bow" calcext:value-type="string">
            <text:p><text:s text:c="2"/>bow08, null, 2, null, null, null, null =&gt; bow08 // Eagle Bow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bowmess, null, 1, null, null, 6, null =&gt; bowmess // Messenger of Sseth" calcext:value-type="string">
            <text:p><text:s text:c="2"/>bowmess, null, 1, null, null, 6, null =&gt; bowmess // Messenger of Sseth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clck13, null, 4, null, null, null, null =&gt; clck13 // Traveler's Robe" calcext:value-type="string">
            <text:p><text:s text:c="2"/>clck13, null, 4, null, null, null, null =&gt; clck13 // Traveler's Rob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cynicis, null, null, null, null, 1, null =&gt; cynicis // Cynicism" calcext:value-type="string">
            <text:p><text:s text:c="2"/>cynicis, null, null, null, null, 1, null =&gt; cynicis // Cynicism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daisy, null, 3, null, null, 2, null =&gt; daisy // Daisy" calcext:value-type="string">
            <text:p><text:s text:c="2"/>daisy, null, 3, null, null, 2, null =&gt; daisy // Daisy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dart03, null, null, null, null, 1, null =&gt; dart03 // Dart of Stunning" calcext:value-type="string">
            <text:p><text:s text:c="2"/>dart03, null, null, null, null, 1, null =&gt; dart03 // Dart of Stunning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dart04, null, null, null, null, 1, null =&gt; dart04 // Dart of Wounding" calcext:value-type="string">
            <text:p><text:s text:c="2"/>dart04, null, null, null, null, 1, null =&gt; dart04 // Dart of Wounding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days, null, null, null, null, 0, null =&gt; days // The Sword of Days" calcext:value-type="string">
            <text:p><text:s text:c="2"/>days, null, null, null, null, 0, null =&gt; days // The Sword of Day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dazer, null, null, null, null, 3, null =&gt; dazer // Dazer" calcext:value-type="string">
            <text:p><text:s text:c="2"/>dazer, null, null, null, null, 3, null =&gt; dazer // Dazer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ehdag, null, null, null, null, 2, null =&gt; ehdag // Apsel’s Dagger" calcext:value-type="string">
            <text:p><text:s text:c="2"/>ehdag, null, null, null, null, 2, null =&gt; ehdag // Apsel’s Dagger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fanggf, null, null, null, null, 0, null =&gt; fanggf // Fang of the Gloomfrost" calcext:value-type="string">
            <text:p><text:s text:c="2"/>fanggf, null, null, null, null, 0, null =&gt; fanggf // Fang of the Gloomfrost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firekis, null, null, null, null, 0, null =&gt; firekis // Fire Kiss" calcext:value-type="string">
            <text:p><text:s text:c="2"/>firekis, null, null, null, null, 0, null =&gt; firekis // Fire Kiss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flailsk, null, null, null, null, 3, null =&gt; flailsk // SkullFlail" calcext:value-type="string">
            <text:p><text:s text:c="2"/>flailsk, null, null, null, null, 3, null =&gt; flailsk // SkullFlail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gullwyn, null, null, null, null, 0, null =&gt; gullwyn // Dagger of Safe Harbor" calcext:value-type="string">
            <text:p><text:s text:c="2"/>gullwyn, null, null, null, null, 0, null =&gt; gullwyn // Dagger of Safe Harbor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j2haxe, null, null, null, null, 6, null =&gt; j2haxe // Joril's Axe" calcext:value-type="string">
            <text:p><text:s text:c="2"/>j2haxe, null, null, null, null, 6, null =&gt; j2haxe // Joril's Axe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jamison, null, 4, null, null, null, null =&gt; jamison // Jamison’s Sling" calcext:value-type="string">
            <text:p><text:s text:c="2"/>jamison, null, 4, null, null, null, null =&gt; jamison // Jamison’s Sling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jhoswd2, null, null, null, null, 0, null =&gt; jhoswd2 // Restored Blade of Aihonen" calcext:value-type="string">
            <text:p><text:s text:c="2"/>jhoswd2, null, null, null, null, 0, null =&gt; jhoswd2 // Restored Blade of Aihonen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jhoswd3, null, null, null, null, 0, null =&gt; jhoswd3 // Singing Blade of Aihonen" calcext:value-type="string">
            <text:p><text:s text:c="2"/>jhoswd3, null, null, null, null, 0, null =&gt; jhoswd3 // Singing Blade of Aihonen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kresssw, null, 1, null, null, null, 57 =&gt; kresssw // Kresselack’s Sword (unused)" calcext:value-type="string">
            <text:p><text:s text:c="2"/>kresssw, null, 1, null, null, null, 57 =&gt; kresssw // Kresselack’s Sword (unused)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kreswrd, null, null, null, null, 9, null =&gt; kreswrd // Kresselack's Sword" calcext:value-type="string">
            <text:p><text:s text:c="2"/>kreswrd, null, null, null, null, 9, null =&gt; kreswrd // Kresselack's Sword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kris, null, null, null, null, 0, null =&gt; kris // Bone Kris of Black Ichor" calcext:value-type="string">
            <text:p><text:s text:c="2"/>kris, null, null, null, null, 0, null =&gt; kris // Bone Kris of Black Ichor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lover, null, null, null, null, 0, null =&gt; lover // Lover" calcext:value-type="string">
            <text:p><text:s text:c="2"/>lover, null, null, null, null, 0, null =&gt; lover // Lover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lshand, null, null, null, null, 2, null =&gt; lshand // Long Sword of the Hand" calcext:value-type="string">
            <text:p><text:s text:c="2"/>lshand, null, null, null, null, 2, null =&gt; lshand // Long Sword of the Hand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lucky, null, null, null, null, 3, null =&gt; lucky // The Lucky Scimitar" calcext:value-type="string">
            <text:p><text:s text:c="2"/>lucky, null, null, null, null, 3, null =&gt; lucky // The Lucky Scimitar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lxbowbm, null, 3, null, null, 2, null =&gt; lxbowbm // Bren Muller’s Crossbow" calcext:value-type="string">
            <text:p><text:s text:c="2"/>lxbowbm, null, 3, null, null, 2, null =&gt; lxbowbm // Bren Muller’s Crossbow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mae, null, null, null, null, 4, null =&gt; mae // Flail of Mae" calcext:value-type="string">
            <text:p><text:s text:c="2"/>mae, null, null, null, null, 4, null =&gt; mae // Flail of Mae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moradin, null, null, null, null, 2, null =&gt; moradin // Staff of Moradin's Breath" calcext:value-type="string">
            <text:p><text:s text:c="2"/>moradin, null, null, null, null, 2, null =&gt; moradin // Staff of Moradin's Breath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myrloch, null, null, null, null, 2, null =&gt; myrloch // The Sword of Myrloch Vale" calcext:value-type="string">
            <text:p><text:s text:c="2"/>myrloch, null, null, null, null, 2, null =&gt; myrloch // The Sword of Myrloch Vale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nymdagg, null, null, null, null, 0, null =&gt; nymdagg // Nym's Dagger" calcext:value-type="string">
            <text:p><text:s text:c="2"/>nymdagg, null, null, null, null, 0, null =&gt; nymdagg // Nym's Dagger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peaceke, null, null, null, null, 1, null =&gt; peaceke // Peacekeeper" calcext:value-type="string">
            <text:p><text:s text:c="2"/>peaceke, null, null, null, null, 1, null =&gt; peaceke // Peacekeeper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poker, null, null, null, null, 5, null =&gt; poker // Puny's Poker" calcext:value-type="string">
            <text:p><text:s text:c="2"/>poker, null, null, null, null, 5, null =&gt; poker // Puny's Poker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 =&gt; &quot;;[$item.$A84];&quot; // &quot;;[$item.$H84])" office:value-type="string" office:string-value="  power, null, null, null, null, 6, null =&gt; power // The Icon of Power" calcext:value-type="string">
            <text:p><text:s text:c="2"/>power, null, null, null, null, 6, null =&gt; power // The Icon of Power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 =&gt; &quot;;[$item.$A85];&quot; // &quot;;[$item.$H85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 =&gt; &quot;;[$item.$A86];&quot; // &quot;;[$item.$H86])" office:value-type="string" office:string-value="  quinn, null, 5, null, null, null, null =&gt; quinn // Quinn’s Fancy Sling" calcext:value-type="string">
            <text:p><text:s text:c="2"/>quinn, null, 5, null, null, null, null =&gt; quinn // Quinn’s Fancy Sling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 =&gt; &quot;;[$item.$A87];&quot; // &quot;;[$item.$H87])" office:value-type="string" office:string-value="  quost, null, null, null, null, 0, null =&gt; quost // Quost's Staff of the Elements" calcext:value-type="string">
            <text:p><text:s text:c="2"/>quost, null, null, null, null, 0, null =&gt; quost // Quost's Staff of the Elements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 =&gt; &quot;;[$item.$A88];&quot; // &quot;;[$item.$H88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 =&gt; &quot;;[$item.$A89];&quot; // &quot;;[$item.$H89])" office:value-type="string" office:string-value="  redemt, null, null, null, null, 0, null =&gt; redemt // Redemption" calcext:value-type="string">
            <text:p><text:s text:c="2"/>redemt, null, null, null, null, 0, null =&gt; redemt // Redemption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 =&gt; &quot;;[$item.$A90];&quot; // &quot;;[$item.$H90])" office:value-type="string" office:string-value="  relian, null, null, null, null, 0, null =&gt; relian // Reliance" calcext:value-type="string">
            <text:p><text:s text:c="2"/>relian, null, null, null, null, 0, null =&gt; relian // Reliance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 =&gt; &quot;;[$item.$A91];&quot; // &quot;;[$item.$H91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 =&gt; &quot;;[$item.$A92];&quot; // &quot;;[$item.$H92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 =&gt; &quot;;[$item.$A93];&quot; // &quot;;[$item.$H93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 =&gt; &quot;;[$item.$A94];&quot; // &quot;;[$item.$H94])" office:value-type="string" office:string-value="  sbowebu, null, 3, null, null, 3, null =&gt; sbowebu // Short Bow of Ebullience" calcext:value-type="string">
            <text:p><text:s text:c="2"/>sbowebu, null, 3, null, null, 3, null =&gt; sbowebu // Short Bow of Ebullience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 =&gt; &quot;;[$item.$A95];&quot; // &quot;;[$item.$H95])" office:value-type="string" office:string-value="  sceptre, null, null, null, null, 0, null =&gt; sceptre // Sceptre of Tyranny" calcext:value-type="string">
            <text:p><text:s text:c="2"/>sceptre, null, null, null, null, 0, null =&gt; sceptre // Sceptre of Tyranny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 =&gt; &quot;;[$item.$A96];&quot; // &quot;;[$item.$H96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 =&gt; &quot;;[$item.$A97];&quot; // &quot;;[$item.$H97])" office:value-type="string" office:string-value="  serrate, null, null, null, null, 7, null =&gt; serrate // Serrated Bone Blade" calcext:value-type="string">
            <text:p><text:s text:c="2"/>serrate, null, null, null, null, 7, null =&gt; serrate // Serrated Bone Blade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 =&gt; &quot;;[$item.$A98];&quot; // &quot;;[$item.$H98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 =&gt; &quot;;[$item.$A99];&quot; // &quot;;[$item.$H99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 =&gt; &quot;;[$item.$A100];&quot; // &quot;;[$item.$H100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 =&gt; &quot;;[$item.$A101];&quot; // &quot;;[$item.$H101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 =&gt; &quot;;[$item.$A102];&quot; // &quot;;[$item.$H102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 =&gt; &quot;;[$item.$A103];&quot; // &quot;;[$item.$H103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 =&gt; &quot;;[$item.$A104];&quot; // &quot;;[$item.$H104])" office:value-type="string" office:string-value="  shsswrd, null, null, null, null, 0, null =&gt; shsswrd // Short Sword of the Hand" calcext:value-type="string">
            <text:p><text:s text:c="2"/>shsswrd, null, null, null, null, 0, null =&gt; shsswrd // Short Sword of the Hand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 =&gt; &quot;;[$item.$A105];&quot; // &quot;;[$item.$H105])" office:value-type="string" office:string-value="  shstaff, null, null, null, null, 1, null =&gt; shstaff // Staff of the Hand" calcext:value-type="string">
            <text:p><text:s text:c="2"/>shstaff, null, null, null, null, 1, null =&gt; shstaff // Staff of the Hand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 =&gt; &quot;;[$item.$A106];&quot; // &quot;;[$item.$H106])" office:value-type="string" office:string-value="  slinged, null, 3, null, null, 3, null =&gt; slinged // Edley’s Sling" calcext:value-type="string">
            <text:p><text:s text:c="2"/>slinged, null, 3, null, null, 3, null =&gt; slinged // Edley’s Sling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 =&gt; &quot;;[$item.$A107];&quot; // &quot;;[$item.$H107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 =&gt; &quot;;[$item.$A108];&quot; // &quot;;[$item.$H108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 =&gt; &quot;;[$item.$A109];&quot; // &quot;;[$item.$H109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 =&gt; &quot;;[$item.$A110];&quot; // &quot;;[$item.$H110])" office:value-type="string" office:string-value="  stafbes, null, null, null, null, 2, null =&gt; stafbes // Staff of Besieging" calcext:value-type="string">
            <text:p><text:s text:c="2"/>stafbes, null, null, null, null, 2, null =&gt; stafbes // Staff of Besieging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 =&gt; &quot;;[$item.$A111];&quot; // &quot;;[$item.$H111])" office:value-type="string" office:string-value="  staffbes, null, null, null, null, 2, null =&gt; staffbes // Staff of Besieging" calcext:value-type="string">
            <text:p><text:s text:c="2"/>staffbes, null, null, null, null, 2, null =&gt; staffbes // Staff of Besieging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 =&gt; &quot;;[$item.$A112];&quot; // &quot;;[$item.$H112])" office:value-type="string" office:string-value="  stafhmg, null, 1, null, null, 3, null =&gt; stafhmg // Staff of the Hanged Men's Glee" calcext:value-type="string">
            <text:p><text:s text:c="2"/>stafhmg, null, 1, null, null, 3, null =&gt; stafhmg // Staff of the Hanged Men's Glee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 =&gt; &quot;;[$item.$A113];&quot; // &quot;;[$item.$H113])" office:value-type="string" office:string-value="  storm, null, 2, null, null, 4, null =&gt; storm // Storm Bow" calcext:value-type="string">
            <text:p><text:s text:c="2"/>storm, null, 2, null, null, 4, null =&gt; storm // Storm Bow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 =&gt; &quot;;[$item.$A114];&quot; // &quot;;[$item.$H114])" office:value-type="string" office:string-value="  svian, null, null, null, null, 0, null =&gt; svian // Svian's Club" calcext:value-type="string">
            <text:p><text:s text:c="2"/>svian, null, null, null, null, 0, null =&gt; svian // Svian's Club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 =&gt; &quot;;[$item.$A115];&quot; // &quot;;[$item.$H115])" office:value-type="string" office:string-value="  sw2h06, null, 2, null, null, null, null =&gt; sw2h06 // Spider’s Bane" calcext:value-type="string">
            <text:p><text:s text:c="2"/>sw2h06, null, 2, null, null, null, null =&gt; sw2h06 // Spider’s Bane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 =&gt; &quot;;[$item.$A116];&quot; // &quot;;[$item.$H116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 =&gt; &quot;;[$item.$A117];&quot; // &quot;;[$item.$H117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 =&gt; &quot;;[$item.$A118];&quot; // &quot;;[$item.$H118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 =&gt; &quot;;[$item.$A119];&quot; // &quot;;[$item.$H119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 =&gt; &quot;;[$item.$A120];&quot; // &quot;;[$item.$H120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 =&gt; &quot;;[$item.$A121];&quot; // &quot;;[$item.$H121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 =&gt; &quot;;[$item.$A122];&quot; // &quot;;[$item.$H122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 =&gt; &quot;;[$item.$A123];&quot; // &quot;;[$item.$H123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 =&gt; &quot;;[$item.$A124];&quot; // &quot;;[$item.$H124])" office:value-type="string" office:string-value="  tomb, null, null, null, null, 4, null =&gt; tomb // Tombsweeper" calcext:value-type="string">
            <text:p><text:s text:c="2"/>tomb, null, null, null, null, 4, null =&gt; tomb // Tombsweeper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 =&gt; &quot;;[$item.$A125];&quot; // &quot;;[$item.$H125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 =&gt; &quot;;[$item.$A126];&quot; // &quot;;[$item.$H126])" office:value-type="string" office:string-value="  u1ham3a, null, 2, null, null, 2, null =&gt; u1ham3a // Corrosive Hammer" calcext:value-type="string">
            <text:p><text:s text:c="2"/>u1ham3a, null, 2, null, null, 2, null =&gt; u1ham3a // Corrosive Hammer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 =&gt; &quot;;[$item.$A127];&quot; // &quot;;[$item.$H127])" office:value-type="string" office:string-value="  u1ham3b, null, null, null, null, 2, null =&gt; u1ham3b // War Hammer of Sparks +2" calcext:value-type="string">
            <text:p><text:s text:c="2"/>u1ham3b, null, null, null, null, 2, null =&gt; u1ham3b // War Hammer of Sparks +2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 =&gt; &quot;;[$item.$A128];&quot; // &quot;;[$item.$H128])" office:value-type="string" office:string-value="  u1ham4a, null, null, null, null, 1, null =&gt; u1ham4a // War Hammer +3: Life Giver" calcext:value-type="string">
            <text:p><text:s text:c="2"/>u1ham4a, null, null, null, null, 1, null =&gt; u1ham4a // War Hammer +3: Life Giver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 =&gt; &quot;;[$item.$A129];&quot; // &quot;;[$item.$H129])" office:value-type="string" office:string-value="  u1ham4b, null, null, null, null, 1, null =&gt; u1ham4b // Sanctified War Hammer +3" calcext:value-type="string">
            <text:p><text:s text:c="2"/>u1ham4b, null, null, null, null, 1, null =&gt; u1ham4b // Sanctified War Hammer +3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 =&gt; &quot;;[$item.$A130];&quot; // &quot;;[$item.$H130])" office:value-type="string" office:string-value="  u1ham5a, null, null, null, null, 1, null =&gt; u1ham5a // War Hammer of Phasing +3" calcext:value-type="string">
            <text:p><text:s text:c="2"/>u1ham5a, null, null, null, null, 1, null =&gt; u1ham5a // War Hammer of Phasing +3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 =&gt; &quot;;[$item.$A131];&quot; // &quot;;[$item.$H131])" office:value-type="string" office:string-value="  u1ham5b, null, null, null, null, 0, null =&gt; u1ham5b // War Hammer +4: Defender" calcext:value-type="string">
            <text:p><text:s text:c="2"/>u1ham5b, null, null, null, null, 0, null =&gt; u1ham5b // War Hammer +4: Defender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 =&gt; &quot;;[$item.$A132];&quot; // &quot;;[$item.$H132])" office:value-type="string" office:string-value="  u1hax2a, null, null, null, null, 5, null =&gt; u1hax2a // Charged Battle Axe +2" calcext:value-type="string">
            <text:p><text:s text:c="2"/>u1hax2a, null, null, null, null, 5, null =&gt; u1hax2a // Charged Battle Axe +2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 =&gt; &quot;;[$item.$A133];&quot; // &quot;;[$item.$H133])" office:value-type="string" office:string-value="  u1hax3a, null, null, null, null, 5, null =&gt; u1hax3a // Poisonous Battle Axe +2" calcext:value-type="string">
            <text:p><text:s text:c="2"/>u1hax3a, null, null, null, null, 5, null =&gt; u1hax3a // Poisonous Battle Axe +2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 =&gt; &quot;;[$item.$A134];&quot; // &quot;;[$item.$H134])" office:value-type="string" office:string-value="  u1hax3b, null, null, null, null, 5, null =&gt; u1hax3b // Battle Axe +2: Defender" calcext:value-type="string">
            <text:p><text:s text:c="2"/>u1hax3b, null, null, null, null, 5, null =&gt; u1hax3b // Battle Axe +2: Defender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 =&gt; &quot;;[$item.$A135];&quot; // &quot;;[$item.$H135])" office:value-type="string" office:string-value="  u1hax4a, null, null, null, null, 4, null =&gt; u1hax4a // Battle Axe +3: Fatigue" calcext:value-type="string">
            <text:p><text:s text:c="2"/>u1hax4a, null, null, null, null, 4, null =&gt; u1hax4a // Battle Axe +3: Fatigue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 =&gt; &quot;;[$item.$A136];&quot; // &quot;;[$item.$H136])" office:value-type="string" office:string-value="  u1hax4b, null, null, null, null, 3, null =&gt; u1hax4b // Benorg's Truth" calcext:value-type="string">
            <text:p><text:s text:c="2"/>u1hax4b, null, null, null, null, 3, null =&gt; u1hax4b // Benorg's Truth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 =&gt; &quot;;[$item.$A137];&quot; // &quot;;[$item.$H137])" office:value-type="string" office:string-value="  u2ham3a, null, null, null, null, 2, null =&gt; u2ham3a // Sanctified War Hammer +2" calcext:value-type="string">
            <text:p><text:s text:c="2"/>u2ham3a, null, null, null, null, 2, null =&gt; u2ham3a // Sanctified War Hammer +2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 =&gt; &quot;;[$item.$A138];&quot; // &quot;;[$item.$H138])" office:value-type="string" office:string-value="  u2ham4a, null, null, null, null, 0, null =&gt; u2ham4a // Star Forged War Hammer +4" calcext:value-type="string">
            <text:p><text:s text:c="2"/>u2ham4a, null, null, null, null, 0, null =&gt; u2ham4a // Star Forged War Hammer +4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 =&gt; &quot;;[$item.$A139];&quot; // &quot;;[$item.$H139])" office:value-type="string" office:string-value="  u2ham4b, null, null, null, null, 2, null =&gt; u2ham4b // War Hammer of Phasing +2" calcext:value-type="string">
            <text:p><text:s text:c="2"/>u2ham4b, null, null, null, null, 2, null =&gt; u2ham4b // War Hammer of Phasing +2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 =&gt; &quot;;[$item.$A140];&quot; // &quot;;[$item.$H140])" office:value-type="string" office:string-value="  u2ham5a, null, null, null, null, 1, null =&gt; u2ham5a // Demon's Breath" calcext:value-type="string">
            <text:p><text:s text:c="2"/>u2ham5a, null, null, null, null, 1, null =&gt; u2ham5a // Demon's Breath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 =&gt; &quot;;[$item.$A141];&quot; // &quot;;[$item.$H141])" office:value-type="string" office:string-value="  u2hax2a, null, null, null, null, 8, null =&gt; u2hax2a // Two Handed Fire Axe +1" calcext:value-type="string">
            <text:p><text:s text:c="2"/>u2hax2a, null, null, null, null, 8, null =&gt; u2hax2a // Two Handed Fire Axe +1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 =&gt; &quot;;[$item.$A142];&quot; // &quot;;[$item.$H142])" office:value-type="string" office:string-value="  u2hax3a, null, null, null, null, 7, null =&gt; u2hax3a // Infected Two Handed Axe +2" calcext:value-type="string">
            <text:p><text:s text:c="2"/>u2hax3a, null, null, null, null, 7, null =&gt; u2hax3a // Infected Two Handed Axe +2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 =&gt; &quot;;[$item.$A143];&quot; // &quot;;[$item.$H143])" office:value-type="string" office:string-value="  u2hax3b, null, null, null, null, 7, null =&gt; u2hax3b // Two Handed Axe +2: Life Giver" calcext:value-type="string">
            <text:p><text:s text:c="2"/>u2hax3b, null, null, null, null, 7, null =&gt; u2hax3b // Two Handed Axe +2: Life Giver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 =&gt; &quot;;[$item.$A144];&quot; // &quot;;[$item.$H144])" office:value-type="string" office:string-value="  u2hax4a, null, null, null, null, 7, null =&gt; u2hax4a // 2H Axe of Greater Phasing +2" calcext:value-type="string">
            <text:p><text:s text:c="2"/>u2hax4a, null, null, null, null, 7, null =&gt; u2hax4a // 2H Axe of Greater Phasing +2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 =&gt; &quot;;[$item.$A145];&quot; // &quot;;[$item.$H145])" office:value-type="string" office:string-value="  u2hax4b, null, null, null, null, 6, null =&gt; u2hax4b // Two Handed Axe of Resistance +3" calcext:value-type="string">
            <text:p><text:s text:c="2"/>u2hax4b, null, null, null, null, 6, null =&gt; u2hax4b // Two Handed Axe of Resistance +3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 =&gt; &quot;;[$item.$A146];&quot; // &quot;;[$item.$H146])" office:value-type="string" office:string-value="  u2hax5a, null, null, null, null, 5, null =&gt; u2hax5a // Foe's Fate" calcext:value-type="string">
            <text:p><text:s text:c="2"/>u2hax5a, null, null, null, null, 5, null =&gt; u2hax5a // Foe's Fate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 =&gt; &quot;;[$item.$A147];&quot; // &quot;;[$item.$H147])" office:value-type="string" office:string-value="  ubswd2a, null, null, null, null, 7, null =&gt; ubswd2a // Phasing Bastard Sword +1" calcext:value-type="string">
            <text:p><text:s text:c="2"/>ubswd2a, null, null, null, null, 7, null =&gt; ubswd2a // Phasing Bastard Sword +1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 =&gt; &quot;;[$item.$A148];&quot; // &quot;;[$item.$H148])" office:value-type="string" office:string-value="  ubswd2b, null, null, null, null, 7, null =&gt; ubswd2b // Flaming Bastard Sword +1" calcext:value-type="string">
            <text:p><text:s text:c="2"/>ubswd2b, null, null, null, null, 7, null =&gt; ubswd2b // Flaming Bastard Sword +1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 =&gt; &quot;;[$item.$A149];&quot; // &quot;;[$item.$H149])" office:value-type="string" office:string-value="  ubswd3a, null, null, null, null, 6, null =&gt; ubswd3a // Bastard Sword +2: Life Giver" calcext:value-type="string">
            <text:p><text:s text:c="2"/>ubswd3a, null, null, null, null, 6, null =&gt; ubswd3a // Bastard Sword +2: Life Give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 =&gt; &quot;;[$item.$A150];&quot; // &quot;;[$item.$H150])" office:value-type="string" office:string-value="  ubswd3b, null, null, null, null, 7, null =&gt; ubswd3b // Bastard Sword of Action +1" calcext:value-type="string">
            <text:p><text:s text:c="2"/>ubswd3b, null, null, null, null, 7, null =&gt; ubswd3b // Bastard Sword of Action +1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 =&gt; &quot;;[$item.$A151];&quot; // &quot;;[$item.$H151])" office:value-type="string" office:string-value="  ubswd4a, null, null, null, null, 5, null =&gt; ubswd4a // Bastard Sword +3: Defender" calcext:value-type="string">
            <text:p><text:s text:c="2"/>ubswd4a, null, null, null, null, 5, null =&gt; ubswd4a // Bastard Sword +3: Defende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 =&gt; &quot;;[$item.$A152];&quot; // &quot;;[$item.$H152])" office:value-type="string" office:string-value="  ubswd4b, null, null, null, null, 5, null =&gt; ubswd4b // Bastard Sword of Greater Phasing" calcext:value-type="string">
            <text:p><text:s text:c="2"/>ubswd4b, null, null, null, null, 5, null =&gt; ubswd4b // Bastard Sword of Greater Phasing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 =&gt; &quot;;[$item.$A153];&quot; // &quot;;[$item.$H153])" office:value-type="string" office:string-value="  ubswd4c, null, null, null, null, 6, null =&gt; ubswd4c // Bastard Sword +2: Conflagration" calcext:value-type="string">
            <text:p><text:s text:c="2"/>ubswd4c, null, null, null, null, 6, null =&gt; ubswd4c // Bastard Sword +2: Conflagration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 =&gt; &quot;;[$item.$A154];&quot; // &quot;;[$item.$H154])" office:value-type="string" office:string-value="  ubswd5a, null, null, null, null, 4, null =&gt; ubswd5a // Cancerous Bastard Sword +4" calcext:value-type="string">
            <text:p><text:s text:c="2"/>ubswd5a, null, null, null, null, 4, null =&gt; ubswd5a // Cancerous Bastard Sword +4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 =&gt; &quot;;[$item.$A155];&quot; // &quot;;[$item.$H155])" office:value-type="string" office:string-value="  ubswd5b, null, null, null, null, 5, null =&gt; ubswd5b // Bastard Sword +3: Incinerator" calcext:value-type="string">
            <text:p><text:s text:c="2"/>ubswd5b, null, null, null, null, 5, null =&gt; ubswd5b // Bastard Sword +3: Incinerato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 =&gt; &quot;;[$item.$A156];&quot; // &quot;;[$item.$H156])" office:value-type="string" office:string-value="  udagg1a, null, 2, null, null, 0, null =&gt; udagg1a // Fire Dagger" calcext:value-type="string">
            <text:p><text:s text:c="2"/>udagg1a, null, 2, null, null, 0, null =&gt; udagg1a // Fire Dagge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 =&gt; &quot;;[$item.$A157];&quot; // &quot;;[$item.$H157])" office:value-type="string" office:string-value="  udagg2a, null, null, null, null, 1, null =&gt; udagg2a // Static Dagger +1" calcext:value-type="string">
            <text:p><text:s text:c="2"/>udagg2a, null, null, null, null, 1, null =&gt; udagg2a // Static Dagger +1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 =&gt; &quot;;[$item.$A158];&quot; // &quot;;[$item.$H158])" office:value-type="string" office:string-value="  udagg2b, null, null, null, null, 1, null =&gt; udagg2b // Mage Dagger +1" calcext:value-type="string">
            <text:p><text:s text:c="2"/>udagg2b, null, null, null, null, 1, null =&gt; udagg2b // Mage Dagger +1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 =&gt; &quot;;[$item.$A159];&quot; // &quot;;[$item.$H159])" office:value-type="string" office:string-value="  udagg3a, null, null, null, null, 0, null =&gt; udagg3a // Fire Dagger +2" calcext:value-type="string">
            <text:p><text:s text:c="2"/>udagg3a, null, null, null, null, 0, null =&gt; udagg3a // Fire Dagger +2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 =&gt; &quot;;[$item.$A160];&quot; // &quot;;[$item.$H160])" office:value-type="string" office:string-value="  udagg3b, null, null, null, null, 0, null =&gt; udagg3b // Mage Dagger +2" calcext:value-type="string">
            <text:p><text:s text:c="2"/>udagg3b, null, null, null, null, 0, null =&gt; udagg3b // Mage Dagger +2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 =&gt; &quot;;[$item.$A161];&quot; // &quot;;[$item.$H161])" office:value-type="string" office:string-value="  udagg3c, null, null, null, null, 0, null =&gt; udagg3c // Life Dagger +2" calcext:value-type="string">
            <text:p><text:s text:c="2"/>udagg3c, null, null, null, null, 0, null =&gt; udagg3c // Life Dagger +2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 =&gt; &quot;;[$item.$A162];&quot; // &quot;;[$item.$H162])" office:value-type="string" office:string-value="  udagg4a, null, null, null, null, 0, null =&gt; udagg4a // Chaos Dagger +3" calcext:value-type="string">
            <text:p><text:s text:c="2"/>udagg4a, null, null, null, null, 0, null =&gt; udagg4a // Chaos Dagger +3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 =&gt; &quot;;[$item.$A163];&quot; // &quot;;[$item.$H163])" office:value-type="string" office:string-value="  udagg4b, null, null, null, null, 0, null =&gt; udagg4b // Mage Dagger +3" calcext:value-type="string">
            <text:p><text:s text:c="2"/>udagg4b, null, null, null, null, 0, null =&gt; udagg4b // Mage Dagger +3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 =&gt; &quot;;[$item.$A164];&quot; // &quot;;[$item.$H164])" office:value-type="string" office:string-value="  udagg5a, null, null, null, null, 0, null =&gt; udagg5a // Mage Dagger +4" calcext:value-type="string">
            <text:p><text:s text:c="2"/>udagg5a, null, null, null, null, 0, null =&gt; udagg5a // Mage Dagger +4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 =&gt; &quot;;[$item.$A165];&quot; // &quot;;[$item.$H165])" office:value-type="string" office:string-value="  udart3a, null, null, null, null, 0, null =&gt; udart3a // Fire Darts +2" calcext:value-type="string">
            <text:p><text:s text:c="2"/>udart3a, null, null, null, null, 0, null =&gt; udart3a // Fire Darts +2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 =&gt; &quot;;[$item.$A166];&quot; // &quot;;[$item.$H166])" office:value-type="string" office:string-value="  udart3b, null, null, null, null, 0, null =&gt; udart3b // Blinding Darts +2" calcext:value-type="string">
            <text:p><text:s text:c="2"/>udart3b, null, null, null, null, 0, null =&gt; udart3b // Blinding Darts +2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 =&gt; &quot;;[$item.$A167];&quot; // &quot;;[$item.$H167])" office:value-type="string" office:string-value="  udart4a, null, null, null, null, 0, null =&gt; udart4a // Static Darts +3" calcext:value-type="string">
            <text:p><text:s text:c="2"/>udart4a, null, null, null, null, 0, null =&gt; udart4a // Static Darts +3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 =&gt; &quot;;[$item.$A168];&quot; // &quot;;[$item.$H168])" office:value-type="string" office:string-value="  udart5a, null, null, null, null, 0, null =&gt; udart5a // Inferno Darts +4" calcext:value-type="string">
            <text:p><text:s text:c="2"/>udart5a, null, null, null, null, 0, null =&gt; udart5a // Inferno Darts +4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 =&gt; &quot;;[$item.$A169];&quot; // &quot;;[$item.$H169])" office:value-type="string" office:string-value="  uflal2a, null, null, null, null, 6, null =&gt; uflal2a // Crooked Flail" calcext:value-type="string">
            <text:p><text:s text:c="2"/>uflal2a, null, null, null, null, 6, null =&gt; uflal2a // Crooked Flail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 =&gt; &quot;;[$item.$A170];&quot; // &quot;;[$item.$H170])" office:value-type="string" office:string-value="  uflal2b, null, null, null, null, 5, null =&gt; uflal2b // Hammer Flail +2" calcext:value-type="string">
            <text:p><text:s text:c="2"/>uflal2b, null, null, null, null, 5, null =&gt; uflal2b // Hammer Flail +2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 =&gt; &quot;;[$item.$A171];&quot; // &quot;;[$item.$H171])" office:value-type="string" office:string-value="  uflal3a, null, null, null, null, 5, null =&gt; uflal3a // Fast Flail +2" calcext:value-type="string">
            <text:p><text:s text:c="2"/>uflal3a, null, null, null, null, 5, null =&gt; uflal3a // Fast Flail +2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 =&gt; &quot;;[$item.$A172];&quot; // &quot;;[$item.$H172])" office:value-type="string" office:string-value="  uflal4a, null, null, null, null, 4, null =&gt; uflal4a // Fire Flail +3" calcext:value-type="string">
            <text:p><text:s text:c="2"/>uflal4a, null, null, null, null, 4, null =&gt; uflal4a // Fire Flail +3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 =&gt; &quot;;[$item.$A173];&quot; // &quot;;[$item.$H173])" office:value-type="string" office:string-value="  uflal5a, null, null, null, null, 3, null =&gt; uflal5a // Shocking Flail +4" calcext:value-type="string">
            <text:p><text:s text:c="2"/>uflal5a, null, null, null, null, 3, null =&gt; uflal5a // Shocking Flail +4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 =&gt; &quot;;[$item.$A174];&quot; // &quot;;[$item.$H174])" office:value-type="string" office:string-value="  uhalb2b, null, null, null, null, 9, null =&gt; uhalb2b // Finest Halberd" calcext:value-type="string">
            <text:p><text:s text:c="2"/>uhalb2b, null, null, null, null, 9, null =&gt; uhalb2b // Finest Halberd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 =&gt; &quot;;[$item.$A175];&quot; // &quot;;[$item.$H175])" office:value-type="string" office:string-value="  uhalb2c, null, null, null, null, 9, null =&gt; uhalb2c // Giant Halberd" calcext:value-type="string">
            <text:p><text:s text:c="2"/>uhalb2c, null, null, null, null, 9, null =&gt; uhalb2c // Giant Halberd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 =&gt; &quot;;[$item.$A176];&quot; // &quot;;[$item.$H176])" office:value-type="string" office:string-value="  uhalb3b, null, null, null, null, 7, null =&gt; uhalb3b // Darig's Rest" calcext:value-type="string">
            <text:p><text:s text:c="2"/>uhalb3b, null, null, null, null, 7, null =&gt; uhalb3b // Darig's Rest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 =&gt; &quot;;[$item.$A177];&quot; // &quot;;[$item.$H177])" office:value-type="string" office:string-value="  uhalb3c, null, null, null, null, 7, null =&gt; uhalb3c // Life Halberd +2" calcext:value-type="string">
            <text:p><text:s text:c="2"/>uhalb3c, null, null, null, null, 7, null =&gt; uhalb3c // Life Halberd +2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 =&gt; &quot;;[$item.$A178];&quot; // &quot;;[$item.$H178])" office:value-type="string" office:string-value="  uhalb4a, null, null, null, null, 6, null =&gt; uhalb4a // Doom Halberd +3" calcext:value-type="string">
            <text:p><text:s text:c="2"/>uhalb4a, null, null, null, null, 6, null =&gt; uhalb4a // Doom Halberd +3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 =&gt; &quot;;[$item.$A179];&quot; // &quot;;[$item.$H179])" office:value-type="string" office:string-value="  uhalb4b, null, null, null, null, 6, null =&gt; uhalb4b // Star Forged Halberd +3" calcext:value-type="string">
            <text:p><text:s text:c="2"/>uhalb4b, null, null, null, null, 6, null =&gt; uhalb4b // Star Forged Halberd +3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 =&gt; &quot;;[$item.$A180];&quot; // &quot;;[$item.$H180])" office:value-type="string" office:string-value="  uhalb5a, null, null, null, null, 5, null =&gt; uhalb5a // Great Halberd +4" calcext:value-type="string">
            <text:p><text:s text:c="2"/>uhalb5a, null, null, null, null, 5, null =&gt; uhalb5a // Great Halberd +4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 =&gt; &quot;;[$item.$A181];&quot; // &quot;;[$item.$H181])" office:value-type="string" office:string-value="  uhxbw3a, null, 2, null, null, 8, null =&gt; uhxbw3a // Heavy Crossbow of Defense" calcext:value-type="string">
            <text:p><text:s text:c="2"/>uhxbw3a, null, 2, null, null, 8, null =&gt; uhxbw3a // Heavy Crossbow of Defense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 =&gt; &quot;;[$item.$A182];&quot; // &quot;;[$item.$H182])" office:value-type="string" office:string-value="  uhxbw3b, null, 2, null, null, 8, null =&gt; uhxbw3b // Heavy Crossbow of Speed" calcext:value-type="string">
            <text:p><text:s text:c="2"/>uhxbw3b, null, 2, null, null, 8, null =&gt; uhxbw3b // Heavy Crossbow of Speed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 =&gt; &quot;;[$item.$A183];&quot; // &quot;;[$item.$H183])" office:value-type="string" office:string-value="  uhxbw4a, null, 5, null, null, 5, null =&gt; uhxbw4a // Reinforced Heavy Crossbow" calcext:value-type="string">
            <text:p><text:s text:c="2"/>uhxbw4a, null, 5, null, null, 5, null =&gt; uhxbw4a // Reinforced Heavy Crossbow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 =&gt; &quot;;[$item.$A184];&quot; // &quot;;[$item.$H184])" office:value-type="string" office:string-value="  uhxbw5a, null, 3, null, null, 7, null =&gt; uhxbw5a // Repeating Heavy Crossbow" calcext:value-type="string">
            <text:p><text:s text:c="2"/>uhxbw5a, null, 3, null, null, 7, null =&gt; uhxbw5a // Repeating Heavy Crossbow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 =&gt; &quot;;[$item.$A185];&quot; // &quot;;[$item.$H185])" office:value-type="string" office:string-value="  ulbow2a, null, 1, null, null, null, null =&gt; ulbow2a // Long Bow +1 Protector" calcext:value-type="string">
            <text:p><text:s text:c="2"/>ulbow2a, null, 1, null, null, null, null =&gt; ulbow2a // Long Bow +1 Protector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 =&gt; &quot;;[$item.$A186];&quot; // &quot;;[$item.$H186])" office:value-type="string" office:string-value="  ulbow2b, null, 2, null, null, 5, null =&gt; ulbow2b // Long Bow +2 Defender" calcext:value-type="string">
            <text:p><text:s text:c="2"/>ulbow2b, null, 2, null, null, 5, null =&gt; ulbow2b // Long Bow +2 Defender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 =&gt; &quot;;[$item.$A187];&quot; // &quot;;[$item.$H187])" office:value-type="string" office:string-value="  ulbow3a, null, 2, null, null, 5, null =&gt; ulbow3a // Long Bow +2 Protector" calcext:value-type="string">
            <text:p><text:s text:c="2"/>ulbow3a, null, 2, null, null, 5, null =&gt; ulbow3a // Long Bow +2 Protecto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 =&gt; &quot;;[$item.$A188];&quot; // &quot;;[$item.$H188])" office:value-type="string" office:string-value="  ulbow3c, null, 2, null, null, 5, null =&gt; ulbow3c // Long Bow of Action +2" calcext:value-type="string">
            <text:p><text:s text:c="2"/>ulbow3c, null, 2, null, null, 5, null =&gt; ulbow3c // Long Bow of Action +2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 =&gt; &quot;;[$item.$A189];&quot; // &quot;;[$item.$H189])" office:value-type="string" office:string-value="  ulbow4a, null, 3, null, null, 4, null =&gt; ulbow4a // Long Bow +3 Repeater" calcext:value-type="string">
            <text:p><text:s text:c="2"/>ulbow4a, null, 3, null, null, 4, null =&gt; ulbow4a // Long Bow +3 Repeater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 =&gt; &quot;;[$item.$A190];&quot; // &quot;;[$item.$H190])" office:value-type="string" office:string-value="  ulbow4b, null, 3, null, null, 4, null =&gt; ulbow4b // Long Bow +3 Defender" calcext:value-type="string">
            <text:p><text:s text:c="2"/>ulbow4b, null, 3, null, null, 4, null =&gt; ulbow4b // Long Bow +3 Defender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 =&gt; &quot;;[$item.$A191];&quot; // &quot;;[$item.$H191])" office:value-type="string" office:string-value="  ulbow5a, null, 4, null, null, 3, null =&gt; ulbow5a // Long Bow +4 Hammer" calcext:value-type="string">
            <text:p><text:s text:c="2"/>ulbow5a, null, 4, null, null, 3, null =&gt; ulbow5a // Long Bow +4 Hammer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 =&gt; &quot;;[$item.$A192];&quot; // &quot;;[$item.$H192])" office:value-type="string" office:string-value="  ulswd3a, null, null, null, null, 3, null =&gt; ulswd3a // Flaming Long Sword +2" calcext:value-type="string">
            <text:p><text:s text:c="2"/>ulswd3a, null, null, null, null, 3, null =&gt; ulswd3a // Flaming Long Sword +2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 =&gt; &quot;;[$item.$A193];&quot; // &quot;;[$item.$H193])" office:value-type="string" office:string-value="  ulswd3b, null, null, null, null, 3, null =&gt; ulswd3b // Long Sword of Confusion +2" calcext:value-type="string">
            <text:p><text:s text:c="2"/>ulswd3b, null, null, null, null, 3, null =&gt; ulswd3b // Long Sword of Confusion +2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 =&gt; &quot;;[$item.$A194];&quot; // &quot;;[$item.$H194])" office:value-type="string" office:string-value="  ulswd3c, null, null, null, null, 3, null =&gt; ulswd3c // Life's Gift" calcext:value-type="string">
            <text:p><text:s text:c="2"/>ulswd3c, null, null, null, null, 3, null =&gt; ulswd3c // Life's Gift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 =&gt; &quot;;[$item.$A195];&quot; // &quot;;[$item.$H195])" office:value-type="string" office:string-value="  ulswd3d, null, null, null, null, 3, null =&gt; ulswd3d // Long Sword of Action +2" calcext:value-type="string">
            <text:p><text:s text:c="2"/>ulswd3d, null, null, null, null, 3, null =&gt; ulswd3d // Long Sword of Action +2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 =&gt; &quot;;[$item.$A196];&quot; // &quot;;[$item.$H196])" office:value-type="string" office:string-value="  ulswd4a, null, null, null, null, 2, null =&gt; ulswd4a // Hold Fast" calcext:value-type="string">
            <text:p><text:s text:c="2"/>ulswd4a, null, null, null, null, 2, null =&gt; ulswd4a // Hold Fast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 =&gt; &quot;;[$item.$A197];&quot; // &quot;;[$item.$H197])" office:value-type="string" office:string-value="  ulswd4b, null, null, null, null, 2, null =&gt; ulswd4b // Long Sword +3: Enforcer" calcext:value-type="string">
            <text:p><text:s text:c="2"/>ulswd4b, null, null, null, null, 2, null =&gt; ulswd4b // Long Sword +3: Enforcer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 =&gt; &quot;;[$item.$A198];&quot; // &quot;;[$item.$H198])" office:value-type="string" office:string-value="  ulswd5a, null, null, null, null, 1, null =&gt; ulswd5a // Long Sword of Action +4" calcext:value-type="string">
            <text:p><text:s text:c="2"/>ulswd5a, null, null, null, null, 1, null =&gt; ulswd5a // Long Sword of Action +4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 =&gt; &quot;;[$item.$A199];&quot; // &quot;;[$item.$H199])" office:value-type="string" office:string-value="  ulswd5b, null, null, null, null, 2, null =&gt; ulswd5b // Bhaal's Fire" calcext:value-type="string">
            <text:p><text:s text:c="2"/>ulswd5b, null, null, null, null, 2, null =&gt; ulswd5b // Bhaal's Fir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 =&gt; &quot;;[$item.$A200];&quot; // &quot;;[$item.$H200])" office:value-type="string" office:string-value="  ulxbw3a, null, 2, null, null, 3, null =&gt; ulxbw3a // Light Crossbow of Defense" calcext:value-type="string">
            <text:p><text:s text:c="2"/>ulxbw3a, null, 2, null, null, 3, null =&gt; ulxbw3a // Light Crossbow of Defense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 =&gt; &quot;;[$item.$A201];&quot; // &quot;;[$item.$H201])" office:value-type="string" office:string-value="  ulxbw3b, null, 2, null, null, 3, null =&gt; ulxbw3b // Light Crossbow of Speed" calcext:value-type="string">
            <text:p><text:s text:c="2"/>ulxbw3b, null, 2, null, null, 3, null =&gt; ulxbw3b // Light Crossbow of Speed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 =&gt; &quot;;[$item.$A202];&quot; // &quot;;[$item.$H202])" office:value-type="string" office:string-value="  ulxbw5a, null, 3, null, null, 2, null =&gt; ulxbw5a // Repeating Light Crossbow" calcext:value-type="string">
            <text:p><text:s text:c="2"/>ulxbw5a, null, 3, null, null, 2, null =&gt; ulxbw5a // Repeating Light Crossbow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 =&gt; &quot;;[$item.$A203];&quot; // &quot;;[$item.$H203])" office:value-type="string" office:string-value="  umstr3a, null, null, null, null, 5, null =&gt; umstr3a // Morning Star +2: Hammer" calcext:value-type="string">
            <text:p><text:s text:c="2"/>umstr3a, null, null, null, null, 5, null =&gt; umstr3a // Morning Star +2: Hammer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 =&gt; &quot;;[$item.$A204];&quot; // &quot;;[$item.$H204])" office:value-type="string" office:string-value="  umstr3b, null, null, null, null, 4, null =&gt; umstr3b // Sanctified Morning Star +3" calcext:value-type="string">
            <text:p><text:s text:c="2"/>umstr3b, null, null, null, null, 4, null =&gt; umstr3b // Sanctified Morning Star +3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 =&gt; &quot;;[$item.$A205];&quot; // &quot;;[$item.$H205])" office:value-type="string" office:string-value="  umstr3c, null, null, null, null, 5, null =&gt; umstr3c // Morning Star of Lesser Phasing" calcext:value-type="string">
            <text:p><text:s text:c="2"/>umstr3c, null, null, null, null, 5, null =&gt; umstr3c // Morning Star of Lesser Phasing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 =&gt; &quot;;[$item.$A206];&quot; // &quot;;[$item.$H206])" office:value-type="string" office:string-value="  umstr4a, null, null, null, null, 4, null =&gt; umstr4a // Morning Star of the Gods" calcext:value-type="string">
            <text:p><text:s text:c="2"/>umstr4a, null, null, null, null, 4, null =&gt; umstr4a // Morning Star of the Gods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 =&gt; &quot;;[$item.$A207];&quot; // &quot;;[$item.$H207])" office:value-type="string" office:string-value="  umstr4b, null, null, null, null, 4, null =&gt; umstr4b // Static Star +3" calcext:value-type="string">
            <text:p><text:s text:c="2"/>umstr4b, null, null, null, null, 4, null =&gt; umstr4b // Static Star +3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 =&gt; &quot;;[$item.$A208];&quot; // &quot;;[$item.$H208])" office:value-type="string" office:string-value="  umstr5a, null, null, null, null, 3, null =&gt; umstr5a // Morning Star of Action +4" calcext:value-type="string">
            <text:p><text:s text:c="2"/>umstr5a, null, null, null, null, 3, null =&gt; umstr5a // Morning Star of Action +4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 =&gt; &quot;;[$item.$A209];&quot; // &quot;;[$item.$H209])" office:value-type="string" office:string-value="  umstr5b, null, null, null, null, 3, null =&gt; umstr5b // Morning Star +4: Defender" calcext:value-type="string">
            <text:p><text:s text:c="2"/>umstr5b, null, null, null, null, 3, null =&gt; umstr5b // Morning Star +4: Defender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 =&gt; &quot;;[$item.$A210];&quot; // &quot;;[$item.$H210])" office:value-type="string" office:string-value="  usswd3a, null, null, null, null, 1, null =&gt; usswd3a // Sloth" calcext:value-type="string">
            <text:p><text:s text:c="2"/>usswd3a, null, null, null, null, 1, null =&gt; usswd3a // Sloth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 =&gt; &quot;;[$item.$A211];&quot; // &quot;;[$item.$H211])" office:value-type="string" office:string-value="  usswd3b, null, null, null, null, 1, null =&gt; usswd3b // Some God's Lesser Promise" calcext:value-type="string">
            <text:p><text:s text:c="2"/>usswd3b, null, null, null, null, 1, null =&gt; usswd3b // Some God's Lesser Promise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 =&gt; &quot;;[$item.$A212];&quot; // &quot;;[$item.$H212])" office:value-type="string" office:string-value="  usswd3c, null, null, null, null, 1, null =&gt; usswd3c // Short Sword of Action +2" calcext:value-type="string">
            <text:p><text:s text:c="2"/>usswd3c, null, null, null, null, 1, null =&gt; usswd3c // Short Sword of Action +2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 =&gt; &quot;;[$item.$A213];&quot; // &quot;;[$item.$H213])" office:value-type="string" office:string-value="  usswd4a, null, null, null, null, 0, null =&gt; usswd4a // Short Sword of Shadows +3" calcext:value-type="string">
            <text:p><text:s text:c="2"/>usswd4a, null, null, null, null, 0, null =&gt; usswd4a // Short Sword of Shadows +3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 =&gt; &quot;;[$item.$A214];&quot; // &quot;;[$item.$H214])" office:value-type="string" office:string-value="  usswd4b, null, null, null, null, 0, null =&gt; usswd4b // Static Short Sword +3" calcext:value-type="string">
            <text:p><text:s text:c="2"/>usswd4b, null, null, null, null, 0, null =&gt; usswd4b // Static Short Sword +3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 =&gt; &quot;;[$item.$A215];&quot; // &quot;;[$item.$H215])" office:value-type="string" office:string-value="  usswd5a, null, null, null, null, 0, null =&gt; usswd5a // Short Sword of Health +4" calcext:value-type="string">
            <text:p><text:s text:c="2"/>usswd5a, null, null, null, null, 0, null =&gt; usswd5a // Short Sword of Health +4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 =&gt; &quot;;[$item.$A216];&quot; // &quot;;[$item.$H216])" office:value-type="string" office:string-value="  usswd5b, null, null, null, null, 0, null =&gt; usswd5b // Short Sword +4: Hammer" calcext:value-type="string">
            <text:p><text:s text:c="2"/>usswd5b, null, null, null, null, 0, null =&gt; usswd5b // Short Sword +4: Hammer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 =&gt; &quot;;[$item.$A217];&quot; // &quot;;[$item.$H217])" office:value-type="string" office:string-value="  utswd1a, null, null, null, null, 10, null =&gt; utswd1a // Flawless Two Handed Sword" calcext:value-type="string">
            <text:p><text:s text:c="2"/>utswd1a, null, null, null, null, 10, null =&gt; utswd1a // Flawless Two Handed Sword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 =&gt; &quot;;[$item.$A218];&quot; // &quot;;[$item.$H218])" office:value-type="string" office:string-value="  utswd2a, null, null, null, null, 10, null =&gt; utswd2a // Giant Two Handed Sword" calcext:value-type="string">
            <text:p><text:s text:c="2"/>utswd2a, null, null, null, null, 10, null =&gt; utswd2a // Giant Two Handed Sword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 =&gt; &quot;;[$item.$A219];&quot; // &quot;;[$item.$H219])" office:value-type="string" office:string-value="  utswd3a, null, null, null, null, 8, null =&gt; utswd3a // Two Handed Sword +2: Hammering" calcext:value-type="string">
            <text:p><text:s text:c="2"/>utswd3a, null, null, null, null, 8, null =&gt; utswd3a // Two Handed Sword +2: Hammering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 =&gt; &quot;;[$item.$A220];&quot; // &quot;;[$item.$H220])" office:value-type="string" office:string-value="  utswd3b, null, null, null, null, 8, null =&gt; utswd3b // Two Handed Sword +2: Defender" calcext:value-type="string">
            <text:p><text:s text:c="2"/>utswd3b, null, null, null, null, 8, null =&gt; utswd3b // Two Handed Sword +2: Defender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 =&gt; &quot;;[$item.$A221];&quot; // &quot;;[$item.$H221])" office:value-type="string" office:string-value="  utswd4a, null, null, null, null, 6, null =&gt; utswd4a // Two Handed Sword +4: Backbiter" calcext:value-type="string">
            <text:p><text:s text:c="2"/>utswd4a, null, null, null, null, 6, null =&gt; utswd4a // Two Handed Sword +4: Backbiter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 =&gt; &quot;;[$item.$A222];&quot; // &quot;;[$item.$H222])" office:value-type="string" office:string-value="  utswd4b, null, null, null, null, 7, null =&gt; utswd4b // Two Handed Sword +3: Bane" calcext:value-type="string">
            <text:p><text:s text:c="2"/>utswd4b, null, null, null, null, 7, null =&gt; utswd4b // Two Handed Sword +3: Bane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 =&gt; &quot;;[$item.$A223];&quot; // &quot;;[$item.$H223])" office:value-type="string" office:string-value="  utswd5a, null, null, null, null, 6, null =&gt; utswd5a // Static Two Handed Sword +4" calcext:value-type="string">
            <text:p><text:s text:c="2"/>utswd5a, null, null, null, null, 6, null =&gt; utswd5a // Static Two Handed Sword +4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 =&gt; &quot;;[$item.$A224];&quot; // &quot;;[$item.$H224])" office:value-type="string" office:string-value="  utswd5b, null, null, null, null, 6, null =&gt; utswd5b // Two Handed Sword +4: Life Giver" calcext:value-type="string">
            <text:p><text:s text:c="2"/>utswd5b, null, null, null, null, 6, null =&gt; utswd5b // Two Handed Sword +4: Life Giver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 =&gt; &quot;;[$item.$A225];&quot; // &quot;;[$item.$H225])" office:value-type="string" office:string-value="  valiant, null, null, null, null, 3, null =&gt; valiant // Valiant" calcext:value-type="string">
            <text:p><text:s text:c="2"/>valiant, null, null, null, null, 3, null =&gt; valiant // Valiant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 =&gt; &quot;;[$item.$A226];&quot; // &quot;;[$item.$H226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 =&gt; &quot;;[$item.$A227];&quot; // &quot;;[$item.$H227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 =&gt; &quot;;[$item.$A228];&quot; // &quot;;[$item.$H228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 =&gt; &quot;;[$item.$A229];&quot; // &quot;;[$item.$H229])" office:value-type="string" office:string-value="  withery, null, null, null, null, 0, null =&gt; withery // Ol' Withery" calcext:value-type="string">
            <text:p><text:s text:c="2"/>withery, null, null, null, null, 0, null =&gt; withery // Ol' Withery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 =&gt; &quot;;[$item.$A230];&quot; // &quot;;[$item.$H230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 =&gt; &quot;;[$item.$A231];&quot; // &quot;;[$item.$H231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 =&gt; &quot;;[$item.$A232];&quot; // &quot;;[$item.$H232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 =&gt; &quot;;[$item.$A233];&quot; // &quot;;[$item.$H233])" office:value-type="string" office:string-value="  xbow02, null, 1, null, null, null, null =&gt; xbow02 // Heavy Crossbow +1" calcext:value-type="string">
            <text:p><text:s text:c="2"/>xbow02, null, 1, null, null, null, null =&gt; xbow02 // Heavy Crossbow +1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 =&gt; &quot;;[$item.$A234];&quot; // &quot;;[$item.$H234])" office:value-type="string" office:string-value="  xbow03, null, 5, null, null, 5, null =&gt; xbow03 // Heavy Crossbow of Accuracy" calcext:value-type="string">
            <text:p><text:s text:c="2"/>xbow03, null, 5, null, null, 5, null =&gt; xbow03 // Heavy Crossbow of Accuracy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 =&gt; &quot;;[$item.$A235];&quot; // &quot;;[$item.$H235])" office:value-type="string" office:string-value="  xbow05, null, 1, null, null, null, null =&gt; xbow05 // Light Crossbow +1" calcext:value-type="string">
            <text:p><text:s text:c="2"/>xbow05, null, 1, null, null, null, null =&gt; xbow05 // Light Crossbow +1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 =&gt; &quot;;[$item.$A236];&quot; // &quot;;[$item.$H236])" office:value-type="string" office:string-value="  xbow06, null, 1, null, null, 4, null =&gt; xbow06 // Light Crossbow of Speed" calcext:value-type="string">
            <text:p><text:s text:c="2"/>xbow06, null, 1, null, null, 4, null =&gt; xbow06 // Light Crossbow of Speed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 =&gt; &quot;;[$item.$A237];&quot; // &quot;;[$item.$H237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 =&gt; &quot;;[$item.$A238];&quot; // &quot;;[$item.$H238])" office:value-type="string" office:string-value="  young, null, null, null, null, 2, null =&gt; young // Young Rage" calcext:value-type="string">
            <text:p><text:s text:c="2"/>young, null, null, null, null, 2, null =&gt; young // Young Rage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 =&gt; &quot;;[$item.$A239];&quot; // &quot;;[$item.$H239])" office:value-type="string" office:string-value="  zz05we, null, 2, null, null, 5, null =&gt; zz05we // The Mace of Weal and Woe" calcext:value-type="string">
            <text:p><text:s text:c="2"/>zz05we, null, 2, null, null, 5, null =&gt; zz05we // The Mace of Weal and Woe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 =&gt; &quot;;[$item.$A240];&quot; // &quot;;[$item.$H240])" office:value-type="string" office:string-value="  zz14in, null, null, null, null, 0, null =&gt; zz14in // Inconsequence" calcext:value-type="string">
            <text:p><text:s text:c="2"/>zz14in, null, null, null, null, 0, null =&gt; zz14in // Inconsequenc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 =&gt; &quot;;[$item.$A241];&quot; // &quot;;[$item.$H241])" office:value-type="string" office:string-value="  zz36dgd, null, null, null, null, 0, null =&gt; zz36dgd // Dead God's Dreaming" calcext:value-type="string">
            <text:p><text:s text:c="2"/>zz36dgd, null, null, null, null, 0, null =&gt; zz36dgd // Dead God's Dreaming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 =&gt; &quot;;[$item.$A242];&quot; // &quot;;[$item.$H242])" office:value-type="string" office:string-value="  zz44in, null, null, null, null, 0, null =&gt; zz44in // Inconsequence" calcext:value-type="string">
            <text:p><text:s text:c="2"/>zz44in, null, null, null, null, 0, null =&gt; zz44in // Inconsequence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 =&gt; &quot;;[$item.$A243];&quot; // &quot;;[$item.$H243])" office:value-type="string" office:string-value="  zz57pj, null, 6, null, null, 0, null =&gt; zz57pj // Pale Justice" calcext:value-type="string">
            <text:p><text:s text:c="2"/>zz57pj, null, 6, null, null, 0, null =&gt; zz57pj // Pale Justice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 =&gt; &quot;;[$item.$A244];&quot; // &quot;;[$item.$H244])" office:value-type="string" office:string-value="  zza7ch, null, 4, null, null, 0, null =&gt; zza7ch // Conlan's Hammer" calcext:value-type="string">
            <text:p><text:s text:c="2"/>zza7ch, null, 4, null, null, 0, null =&gt; zza7ch // Conlan's Hammer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 =&gt; &quot;;[$item.$A245];&quot; // &quot;;[$item.$H245])" office:value-type="string" office:string-value="  zzc8hb, null, null, null, null, 1, null =&gt; zzc8hb // Hell's Bane" calcext:value-type="string">
            <text:p><text:s text:c="2"/>zzc8hb, null, null, null, null, 1, null =&gt; zzc8hb // Hell's Bane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 =&gt; &quot;;[$item.$A246];&quot; // &quot;;[$item.$H246])" office:value-type="string" office:string-value="  zzd5woh, null, null, null, null, 0, null =&gt; zzd5woh // Wind of Heaven" calcext:value-type="string">
            <text:p><text:s text:c="2"/>zzd5woh, null, null, null, null, 0, null =&gt; zzd5woh // Wind of Heaven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 =&gt; &quot;;[$item.$A247];&quot; // &quot;;[$item.$H247])" office:value-type="string" office:string-value="  zze6pe, null, null, null, null, 0, null =&gt; zze6pe // Pig's Eye" calcext:value-type="string">
            <text:p><text:s text:c="2"/>zze6pe, null, null, null, null, 0, null =&gt; zze6pe // Pig's Eye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 =&gt; &quot;;[$item.$A248];&quot; // &quot;;[$item.$H248])" office:value-type="string" office:string-value="  zzf6al, null, 5, null, null, 0, null =&gt; zzf6al // Alamion" calcext:value-type="string">
            <text:p><text:s text:c="2"/>zzf6al, null, 5, null, null, 0, null =&gt; zzf6al // Alamion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 =&gt; &quot;;[$item.$A249];&quot; // &quot;;[$item.$H249])" office:value-type="string" office:string-value="  zzg7ts, null, null, null, null, 4, null =&gt; zzg7ts // Trollslayer" calcext:value-type="string">
            <text:p><text:s text:c="2"/>zzg7ts, null, null, null, null, 4, null =&gt; zzg7ts // Trollslayer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 =&gt; &quot;;[$item.$A250];&quot; // &quot;;[$item.$H250])" office:value-type="string" office:string-value="  zzh8gk, null, 5, null, null, 1, null =&gt; zzh8gk // Giant Killer" calcext:value-type="string">
            <text:p><text:s text:c="2"/>zzh8gk, null, 5, null, null, 1, null =&gt; zzh8gk // Giant Killer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 =&gt; &quot;;[$item.$A251];&quot; // &quot;;[$item.$H251])" office:value-type="string" office:string-value="  zzj6sp, null, 3, null, null, 4, null =&gt; zzj6sp // Selune's Promise" calcext:value-type="string">
            <text:p><text:s text:c="2"/>zzj6sp, null, 3, null, null, 4, null =&gt; zzj6sp // Selune's Promise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 =&gt; &quot;;[$item.$A252];&quot; // &quot;;[$item.$H252])" office:value-type="string" office:string-value="  zzm5mh, null, 4, null, null, 3, null =&gt; zzm5mh // Misery's Herald" calcext:value-type="string">
            <text:p><text:s text:c="2"/>zzm5mh, null, 4, null, null, 3, null =&gt; zzm5mh // Misery's Herald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 =&gt; &quot;;[$item.$A253];&quot; // &quot;;[$item.$H253])" office:value-type="string" office:string-value="  zzn6gc, null, 4, null, null, 3, null =&gt; zzn6gc // Guktok's Chopper" calcext:value-type="string">
            <text:p><text:s text:c="2"/>zzn6gc, null, 4, null, null, 3, null =&gt; zzn6gc // Guktok's Chopper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 =&gt; &quot;;[$item.$A254];&quot; // &quot;;[$item.$H254])" office:value-type="string" office:string-value="  zzs6sc, null, 4, null, null, 0, null =&gt; zzs6sc // Evil Spider Crusher of Doom" calcext:value-type="string">
            <text:p><text:s text:c="2"/>zzs6sc, null, 4, null, null, 0, null =&gt; zzs6sc // Evil Spider Crusher of Doom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 =&gt; &quot;;[$item.$A255];&quot; // &quot;;[$item.$H255])" office:value-type="string" office:string-value="  zzu6cs, null, 5, null, null, 2, null =&gt; zzu6cs // Axe of Caged Souls" calcext:value-type="string">
            <text:p><text:s text:c="2"/>zzu6cs, null, 5, null, null, 2, null =&gt; zzu6cs // Axe of Caged Souls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 =&gt; &quot;;[$item.$A256];&quot; // &quot;;[$item.$H256])" office:value-type="string" office:string-value="  zzz6bc, null, 3, null, null, 7, null =&gt; zzz6bc // Bonecleaver" calcext:value-type="string">
            <text:p><text:s text:c="2"/>zzz6bc, null, 3, null, null, 7, null =&gt; zzz6bc // Bonecleaver</text:p>
          </table:table-cell>
        </table:table-row>
        <table:table-row table:style-name="ro3" table:number-rows-repeated="343">
          <table:table-cell/>
        </table:table-row>
        <table:table-row table:style-name="ro3">
          <table:table-cell table:style-name="ce30"/>
        </table:table-row>
      </table:table>
      <table:table table:name="spell" table:style-name="ta1">
        <table:table-column table:style-name="co17" table:default-cell-style-name="ce32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6"/>
        <table:table-column table:style-name="co22" table:default-cell-style-name="ce46"/>
        <table:table-column table:style-name="co5" table:number-columns-repeated="1018" table:default-cell-style-name="ce46"/>
        <table:table-row table:style-name="ro2">
          <table:table-cell table:style-name="ce31" office:value-type="string" calcext:value-type="string">
            <text:p>file</text:p>
          </table:table-cell>
          <table:table-cell table:style-name="ce33" office:value-type="string" calcext:value-type="string">
            <text:p>animation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casting speed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&quot;  &quot;;[$spell.$A1];&quot;, &quot;;[$spell.$B1];&quot;, &quot;;[$spell.$C1];&quot;, &quot;;[$spell.$D1];&quot; =&gt; &quot;;[$spell.$A1];&quot; // &quot;;[$spell.$E1])" office:value-type="string" office:string-value="  file, animation, school, casting speed =&gt; file // name" calcext:value-type="string">
            <text:p><text:s text:c="2"/>file, animation, school, casting speed =&gt; file // name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 =&gt; &quot;;[$spell.$A2];&quot; // &quot;;[$spell.$E2])" office:value-type="string" office:string-value="  spin103, null,  null, 9 =&gt; spin103 // Draw Upon Holy Might" calcext:value-type="string">
            <text:p><text:s text:c="2"/>spin103, null, <text:s/>null, 9 =&gt; spin103 // Draw Upon Holy Might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 =&gt; &quot;;[$spell.$A3];&quot; // &quot;;[$spell.$E3])" office:value-type="string" office:string-value="  spin121, null, 9, null =&gt; spin121 // Protection From Evil" calcext:value-type="string">
            <text:p><text:s text:c="2"/>spin121, null, 9, null =&gt; spin121 // Protection From Evil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 =&gt; &quot;;[$spell.$A4];&quot; // &quot;;[$spell.$E4])" office:value-type="string" office:string-value="  spin125, 12, null, null =&gt; spin125 // Cure Disease" calcext:value-type="string">
            <text:p><text:s text:c="2"/>spin125, 12, null, null =&gt; spin125 // Cure Diseas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 =&gt; &quot;;[$spell.$A5];&quot; // &quot;;[$spell.$E5])" office:value-type="string" office:string-value="  spin126, null, 4, null =&gt; spin126 // Eye of the Mind" calcext:value-type="string">
            <text:p><text:s text:c="2"/>spin126, null, 4, null =&gt; spin126 // Eye of the Mind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 =&gt; &quot;;[$spell.$A6];&quot; // &quot;;[$spell.$E6])" office:value-type="string" office:string-value="  spin129, 9, 7, null =&gt; spin129 // Eye of Venom" calcext:value-type="string">
            <text:p><text:s text:c="2"/>spin129, 9, 7, null =&gt; spin129 // Eye of Venom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 =&gt; &quot;;[$spell.$A7];&quot; // &quot;;[$spell.$E7])" office:value-type="string" office:string-value="  spin130, null, 8, null =&gt; spin130 // Eye of the Spirit" calcext:value-type="string">
            <text:p><text:s text:c="2"/>spin130, null, 8, null =&gt; spin130 // Eye of the Spirit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 =&gt; &quot;;[$spell.$A8];&quot; // &quot;;[$spell.$E8])" office:value-type="string" office:string-value="  spin159, null, 9, null =&gt; spin159 // Wing Buffet" calcext:value-type="string">
            <text:p><text:s text:c="2"/>spin159, null, 9, null =&gt; spin159 // Wing Buffet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 =&gt; &quot;;[$spell.$A9];&quot; // &quot;;[$spell.$E9])" office:value-type="string" office:string-value="  spitm06, null, null, 0 =&gt; spitm06 // Lance of Disruption via Kinetic Spear" calcext:value-type="string">
            <text:p><text:s text:c="2"/>spitm06, null, null, 0 =&gt; spitm06 // Lance of Disruption via Kinetic Spea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 =&gt; &quot;;[$spell.$A10];&quot; // &quot;;[$spell.$E10])" office:value-type="string" office:string-value="  sppr101, null,  null, 9 =&gt; sppr101 // Bless" calcext:value-type="string">
            <text:p><text:s text:c="2"/>sppr101, null, <text:s/>null, 9 =&gt; sppr101 // Bless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 =&gt; &quot;;[$spell.$A11];&quot; // &quot;;[$spell.$E11])" office:value-type="string" office:string-value="  sppr104, null,  null, 9 =&gt; sppr104 // Detect Evil" calcext:value-type="string">
            <text:p><text:s text:c="2"/>sppr104, null, <text:s/>null, 9 =&gt; sppr104 // Detect Evil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 =&gt; &quot;;[$spell.$A12];&quot; // &quot;;[$spell.$E12])" office:value-type="string" office:string-value="  sppr111, null,  null, 9 =&gt; sppr111 // Curse" calcext:value-type="string">
            <text:p><text:s text:c="2"/>sppr111, null, <text:s/>null, 9 =&gt; sppr111 // Curse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 =&gt; &quot;;[$spell.$A13];&quot; // &quot;;[$spell.$E13])" office:value-type="string" office:string-value="  sppr203, null,  null, 9 =&gt; sppr203 // Chant" calcext:value-type="string">
            <text:p><text:s text:c="2"/>sppr203, null, <text:s/>null, 9 =&gt; sppr203 // Chant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 =&gt; &quot;;[$spell.$A14];&quot; // &quot;;[$spell.$E14])" office:value-type="string" office:string-value="  sppr207, null,  null, 9 =&gt; sppr207 // Good Berry" calcext:value-type="string">
            <text:p><text:s text:c="2"/>sppr207, null, <text:s/>null, 9 =&gt; sppr207 // Good Berry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 =&gt; &quot;;[$spell.$A15];&quot; // &quot;;[$spell.$E15])" office:value-type="string" office:string-value="  sppr208, null, null, 3 =&gt; sppr208 // Hold Person" calcext:value-type="string">
            <text:p><text:s text:c="2"/>sppr208, null, null, 3 =&gt; sppr208 // Hold Person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 =&gt; &quot;;[$spell.$A16];&quot; // &quot;;[$spell.$E16])" office:value-type="string" office:string-value="  sppr209, null,  null, 9 =&gt; sppr209 // Know Alignment" calcext:value-type="string">
            <text:p><text:s text:c="2"/>sppr209, null, <text:s/>null, 9 =&gt; sppr209 // Know Alignment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 =&gt; &quot;;[$spell.$A17];&quot; // &quot;;[$spell.$E17])" office:value-type="string" office:string-value="  sppr215, null, null, 2 =&gt; sppr215 // Draw Upon Holy Might" calcext:value-type="string">
            <text:p><text:s text:c="2"/>sppr215, null, null, 2 =&gt; sppr215 // Draw Upon Holy Might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 =&gt; &quot;;[$spell.$A18];&quot; // &quot;;[$spell.$E18])" office:value-type="string" office:string-value="  sppr301, null,  null, 9 =&gt; sppr301 // Animate Dead" calcext:value-type="string">
            <text:p><text:s text:c="2"/>sppr301, null, <text:s/>null, 9 =&gt; sppr301 // Animate Dead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 =&gt; &quot;;[$spell.$A19];&quot; // &quot;;[$spell.$E19])" office:value-type="string" office:string-value="  sppr302, null,  null, 9 =&gt; sppr302 // Call Lightning" calcext:value-type="string">
            <text:p><text:s text:c="2"/>sppr302, null, <text:s/>null, 9 =&gt; sppr302 // Call Lightning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 =&gt; &quot;;[$spell.$A20];&quot; // &quot;;[$spell.$E20])" office:value-type="string" office:string-value="  sppr304, null,  null, 9 =&gt; sppr304 // Glyph of Warding" calcext:value-type="string">
            <text:p><text:s text:c="2"/>sppr304, null, <text:s/>null, 9 =&gt; sppr304 // Glyph of Warding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 =&gt; &quot;;[$spell.$A21];&quot; // &quot;;[$spell.$E21])" office:value-type="string" office:string-value="  sppr305, null, null, 5 =&gt; sppr305 // Hold Animal" calcext:value-type="string">
            <text:p><text:s text:c="2"/>sppr305, null, null, 5 =&gt; sppr305 // Hold Animal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 =&gt; &quot;;[$spell.$A22];&quot; // &quot;;[$spell.$E22])" office:value-type="string" office:string-value="  sppr310, null, null, 5 =&gt; sppr310 // Miscast Magic" calcext:value-type="string">
            <text:p><text:s text:c="2"/>sppr310, null, null, 5 =&gt; sppr310 // Miscast Magic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 =&gt; &quot;;[$spell.$A23];&quot; // &quot;;[$spell.$E23])" office:value-type="string" office:string-value="  sppr314, 12, 1, 9 =&gt; sppr314 // Cure Disease" calcext:value-type="string">
            <text:p><text:s text:c="2"/>sppr314, 12, 1, 9 =&gt; sppr314 // Cure Disease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 =&gt; &quot;;[$spell.$A24];&quot; // &quot;;[$spell.$E24])" office:value-type="string" office:string-value="  sppr315, 12, 1, 9 =&gt; sppr315 // Cause Disease" calcext:value-type="string">
            <text:p><text:s text:c="2"/>sppr315, 12, 1, 9 =&gt; sppr315 // Cause Disease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 =&gt; &quot;;[$spell.$A25];&quot; // &quot;;[$spell.$E25])" office:value-type="string" office:string-value="  sppr316, null,  null, 9 =&gt; sppr316 // Exaltation" calcext:value-type="string">
            <text:p><text:s text:c="2"/>sppr316, null, <text:s/>null, 9 =&gt; sppr316 // Exaltatio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 =&gt; &quot;;[$spell.$A26];&quot; // &quot;;[$spell.$E26])" office:value-type="string" office:string-value="  sppr412, null,  null, 9 =&gt; sppr412 // Static Charge" calcext:value-type="string">
            <text:p><text:s text:c="2"/>sppr412, null, <text:s/>null, 9 =&gt; sppr412 // Static Charge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 =&gt; &quot;;[$spell.$A27];&quot; // &quot;;[$spell.$E27])" office:value-type="string" office:string-value="  sppr416, null, null, 5 =&gt; sppr416 // Cause Serious Wounds" calcext:value-type="string">
            <text:p><text:s text:c="2"/>sppr416, null, null, 5 =&gt; sppr416 // Cause Serious Wounds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 =&gt; &quot;;[$spell.$A28];&quot; // &quot;;[$spell.$E28])" office:value-type="string" office:string-value="  sppr419, null,  null, 9 =&gt; sppr419 // Unfailing Endurance" calcext:value-type="string">
            <text:p><text:s text:c="2"/>sppr419, null, <text:s/>null, 9 =&gt; sppr419 // Unfailing Endurance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 =&gt; &quot;;[$spell.$A29];&quot; // &quot;;[$spell.$E29])" office:value-type="string" office:string-value="  sppr421, null,  null, 9 =&gt; sppr421 // Smashing Wave" calcext:value-type="string">
            <text:p><text:s text:c="2"/>sppr421, null, <text:s/>null, 9 =&gt; sppr421 // Smashing Wave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 =&gt; &quot;;[$spell.$A30];&quot; // &quot;;[$spell.$E30])" office:value-type="string" office:string-value="  sppr504, null,  null, 9 =&gt; sppr504 // Raise Dead" calcext:value-type="string">
            <text:p><text:s text:c="2"/>sppr504, null, <text:s/>null, 9 =&gt; sppr504 // Raise 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 =&gt; &quot;;[$spell.$A31];&quot; // &quot;;[$spell.$E31])" office:value-type="string" office:string-value="  sppr510, 14, 2, 9 =&gt; sppr510 // Insect Plague" calcext:value-type="string">
            <text:p><text:s text:c="2"/>sppr510, 14, 2, 9 =&gt; sppr510 // Insect Plague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 =&gt; &quot;;[$spell.$A32];&quot; // &quot;;[$spell.$E32])" office:value-type="string" office:string-value="  sppr511, 11, null, null =&gt; sppr511 // Righteous Wrath of the Faithful" calcext:value-type="string">
            <text:p><text:s text:c="2"/>sppr511, 11, null, null =&gt; sppr511 // Righteous Wrath of the Faithful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 =&gt; &quot;;[$spell.$A33];&quot; // &quot;;[$spell.$E33])" office:value-type="string" office:string-value="  sppr515, null,  null, 9 =&gt; sppr515 // Slay Living" calcext:value-type="string">
            <text:p><text:s text:c="2"/>sppr515, null, <text:s/>null, 9 =&gt; sppr515 // Slay Living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 =&gt; &quot;;[$spell.$A34];&quot; // &quot;;[$spell.$E34])" office:value-type="string" office:string-value="  sppr519, null,  null, 9 =&gt; sppr519 // Magic Resistance" calcext:value-type="string">
            <text:p><text:s text:c="2"/>sppr519, null, <text:s/>null, 9 =&gt; sppr519 // Magic Resistance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 =&gt; &quot;;[$spell.$A35];&quot; // &quot;;[$spell.$E35])" office:value-type="string" office:string-value="  sppr605, null,  null, 9 =&gt; sppr605 // Conjure Fire Elemental" calcext:value-type="string">
            <text:p><text:s text:c="2"/>sppr605, null, <text:s/>null, 9 =&gt; sppr605 // Conjure Fire Elemental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 =&gt; &quot;;[$spell.$A36];&quot; // &quot;;[$spell.$E36])" office:value-type="string" office:string-value="  sppr606, null,  null, 9 =&gt; sppr606 // Fire Seeds" calcext:value-type="string">
            <text:p><text:s text:c="2"/>sppr606, null, <text:s/>null, 9 =&gt; sppr606 // Fire Seeds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 =&gt; &quot;;[$spell.$A37];&quot; // &quot;;[$spell.$E37])" office:value-type="string" office:string-value="  sppr607, null,  null, 9 =&gt; sppr607 // Heal" calcext:value-type="string">
            <text:p><text:s text:c="2"/>sppr607, null, <text:s/>null, 9 =&gt; sppr607 // Heal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 =&gt; &quot;;[$spell.$A38];&quot; // &quot;;[$spell.$E38])" office:value-type="string" office:string-value="  sppr608, null, 6, null =&gt; sppr608 // Sol's Searing Orb" calcext:value-type="string">
            <text:p><text:s text:c="2"/>sppr608, null, 6, null =&gt; sppr608 // Sol's Searing Orb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 =&gt; &quot;;[$spell.$A39];&quot; // &quot;;[$spell.$E39])" office:value-type="string" office:string-value="  sppr611, null,  null, 9 =&gt; sppr611 // Harm" calcext:value-type="string">
            <text:p><text:s text:c="2"/>sppr611, null, <text:s/>null, 9 =&gt; sppr611 // Harm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 =&gt; &quot;;[$spell.$A40];&quot; // &quot;;[$spell.$E40])" office:value-type="string" office:string-value="  sppr702, null,  null, 9 =&gt; sppr702 // Conjure Earth Elemental" calcext:value-type="string">
            <text:p><text:s text:c="2"/>sppr702, null, <text:s/>null, 9 =&gt; sppr702 // Conjure Earth Elemental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 =&gt; &quot;;[$spell.$A41];&quot; // &quot;;[$spell.$E41])" office:value-type="string" office:string-value="  sppr704, null,  null, 9 =&gt; sppr704 // Creeping Doom" calcext:value-type="string">
            <text:p><text:s text:c="2"/>sppr704, null, <text:s/>null, 9 =&gt; sppr704 // Creeping Doom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 =&gt; &quot;;[$spell.$A42];&quot; // &quot;;[$spell.$E42])" office:value-type="string" office:string-value="  sppr705, null, 6, 9 =&gt; sppr705 // Fire Storm" calcext:value-type="string">
            <text:p><text:s text:c="2"/>sppr705, null, 6, 9 =&gt; sppr705 // Fire Storm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 =&gt; &quot;;[$spell.$A43];&quot; // &quot;;[$spell.$E43])" office:value-type="string" office:string-value="  sppr709, null,  null, 9 =&gt; sppr709 // Confusion" calcext:value-type="string">
            <text:p><text:s text:c="2"/>sppr709, null, <text:s/>null, 9 =&gt; sppr709 // Confusion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 =&gt; &quot;;[$spell.$A44];&quot; // &quot;;[$spell.$E44])" office:value-type="string" office:string-value="  sppr712, null,  null, 9 =&gt; sppr712 // Resurrection" calcext:value-type="string">
            <text:p><text:s text:c="2"/>sppr712, null, <text:s/>null, 9 =&gt; sppr712 // Resurrection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 =&gt; &quot;;[$spell.$A45];&quot; // &quot;;[$spell.$E45])" office:value-type="string" office:string-value="  sppr716, null,  null, 9 =&gt; sppr716 // Impervious Sanctity of Mind" calcext:value-type="string">
            <text:p><text:s text:c="2"/>sppr716, null, <text:s/>null, 9 =&gt; sppr716 // Impervious Sanctity of Mind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 =&gt; &quot;;[$spell.$A46];&quot; // &quot;;[$spell.$E46])" office:value-type="string" office:string-value="  sppr717, null,  null, 9 =&gt; sppr717 // Destruction" calcext:value-type="string">
            <text:p><text:s text:c="2"/>sppr717, null, <text:s/>null, 9 =&gt; sppr717 // Destruction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 =&gt; &quot;;[$spell.$A47];&quot; // &quot;;[$spell.$E47])" office:value-type="string" office:string-value="  sppr718, null,  null, 9 =&gt; sppr718 // Greater Shield of Lathander" calcext:value-type="string">
            <text:p><text:s text:c="2"/>sppr718, null, <text:s/>null, 9 =&gt; sppr718 // Greater Shield of Lathander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 =&gt; &quot;;[$spell.$A48];&quot; // &quot;;[$spell.$E48])" office:value-type="string" office:string-value="  sppr719, null,  null, 9 =&gt; sppr719 // Earthquake" calcext:value-type="string">
            <text:p><text:s text:c="2"/>sppr719, null, <text:s/>null, 9 =&gt; sppr719 // Earthquake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 =&gt; &quot;;[$spell.$A49];&quot; // &quot;;[$spell.$E49])" office:value-type="string" office:string-value="  sppr720, null,  null, 9 =&gt; sppr720 // Mist of Eldath" calcext:value-type="string">
            <text:p><text:s text:c="2"/>sppr720, null, <text:s/>null, 9 =&gt; sppr720 // Mist of Eldath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 =&gt; &quot;;[$spell.$A50];&quot; // &quot;;[$spell.$E50])" office:value-type="string" office:string-value="  sppr723, null,  null, 9 =&gt; sppr723 // Stalker" calcext:value-type="string">
            <text:p><text:s text:c="2"/>sppr723, null, <text:s/>null, 9 =&gt; sppr723 // Stalker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 =&gt; &quot;;[$spell.$A51];&quot; // &quot;;[$spell.$E51])" office:value-type="string" office:string-value="  spwi102, null,  null, 9 =&gt; spwi102 // Armor" calcext:value-type="string">
            <text:p><text:s text:c="2"/>spwi102, null, <text:s/>null, 9 =&gt; spwi102 // Armor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 =&gt; &quot;;[$spell.$A52];&quot; // &quot;;[$spell.$E52])" office:value-type="string" office:string-value="  spwi202, null,  null, 9 =&gt; spwi202 // Detect Evil" calcext:value-type="string">
            <text:p><text:s text:c="2"/>spwi202, null, <text:s/>null, 9 =&gt; spwi202 // Detect Evil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 =&gt; &quot;;[$spell.$A53];&quot; // &quot;;[$spell.$E53])" office:value-type="string" office:string-value="  spwi208, null,  null, 9 =&gt; spwi208 // Know Alignment" calcext:value-type="string">
            <text:p><text:s text:c="2"/>spwi208, null, <text:s/>null, 9 =&gt; spwi208 // Know Alignmen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 =&gt; &quot;;[$spell.$A54];&quot; // &quot;;[$spell.$E54])" office:value-type="string" office:string-value="  spwi211, null, null, 2 =&gt; spwi211 // Melf's Acid Arrow" calcext:value-type="string">
            <text:p><text:s text:c="2"/>spwi211, null, null, 2 =&gt; spwi211 // Melf's Acid Arrow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 =&gt; &quot;;[$spell.$A55];&quot; // &quot;;[$spell.$E55])" office:value-type="string" office:string-value="  spwi214, null,  null, 9 =&gt; spwi214 // Strength" calcext:value-type="string">
            <text:p><text:s text:c="2"/>spwi214, null, <text:s/>null, 9 =&gt; spwi214 // Strength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 =&gt; &quot;;[$spell.$A56];&quot; // &quot;;[$spell.$E56])" office:value-type="string" office:string-value="  spwi217, null, null, 3 =&gt; spwi217 // Agannazar's Scorcher" calcext:value-type="string">
            <text:p><text:s text:c="2"/>spwi217, null, null, 3 =&gt; spwi217 // Agannazar's Scorcher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 =&gt; &quot;;[$spell.$A57];&quot; // &quot;;[$spell.$E57])" office:value-type="string" office:string-value="  spwi302, null, null, 3 =&gt; spwi302 // Dispel Magic" calcext:value-type="string">
            <text:p><text:s text:c="2"/>spwi302, null, null, 3 =&gt; spwi302 // Dispel Magic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 =&gt; &quot;;[$spell.$A58];&quot; // &quot;;[$spell.$E58])" office:value-type="string" office:string-value="  spwi413, null, null, 1 =&gt; spwi413 // Otiluke's Resilient Sphere" calcext:value-type="string">
            <text:p><text:s text:c="2"/>spwi413, null, null, 1 =&gt; spwi413 // Otiluke's Resilient Sphere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 =&gt; &quot;;[$spell.$A59];&quot; // &quot;;[$spell.$E59])" office:value-type="string" office:string-value="  spwi501, null,  null, 9 =&gt; spwi501 // Animate Dead" calcext:value-type="string">
            <text:p><text:s text:c="2"/>spwi501, null, <text:s/>null, 9 =&gt; spwi501 // Animate Dea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 =&gt; &quot;;[$spell.$A60];&quot; // &quot;;[$spell.$E60])" office:value-type="string" office:string-value="  spwi514, null,  null, 9 =&gt; spwi514 // Conjure Fire Elemental" calcext:value-type="string">
            <text:p><text:s text:c="2"/>spwi514, null, <text:s/>null, 9 =&gt; spwi514 // Conjure Fire Elemental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 =&gt; &quot;;[$spell.$A61];&quot; // &quot;;[$spell.$E61])" office:value-type="string" office:string-value="  spwi515, null,  null, 9 =&gt; spwi515 // Conjure Earth Elemental" calcext:value-type="string">
            <text:p><text:s text:c="2"/>spwi515, null, <text:s/>null, 9 =&gt; spwi515 // Conjure Earth Elemental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 =&gt; &quot;;[$spell.$A62];&quot; // &quot;;[$spell.$E62])" office:value-type="string" office:string-value="  spwi516, null,  null, 9 =&gt; spwi516 // Conjure Water Elemental" calcext:value-type="string">
            <text:p><text:s text:c="2"/>spwi516, null, <text:s/>null, 9 =&gt; spwi516 // Conjure Water Elemental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 =&gt; &quot;;[$spell.$A63];&quot; // &quot;;[$spell.$E63])" office:value-type="string" office:string-value="  spwi517, null,  null, 9 =&gt; spwi517 // Contact Other Plane" calcext:value-type="string">
            <text:p><text:s text:c="2"/>spwi517, null, <text:s/>null, 9 =&gt; spwi517 // Contact Other Plane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 =&gt; &quot;;[$spell.$A64];&quot; // &quot;;[$spell.$E64])" office:value-type="string" office:string-value="  spwi599, null,  null, 9 =&gt; spwi599 // Animate Dead" calcext:value-type="string">
            <text:p><text:s text:c="2"/>spwi599, null, <text:s/>null, 9 =&gt; spwi599 // Animate Dead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 =&gt; &quot;;[$spell.$A65];&quot; // &quot;;[$spell.$E65])" office:value-type="string" office:string-value="  spwi605, null, null, 6 =&gt; spwi605 // Death Spell" calcext:value-type="string">
            <text:p><text:s text:c="2"/>spwi605, null, null, 6 =&gt; spwi605 // Death Spell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 =&gt; &quot;;[$spell.$A66];&quot; // &quot;;[$spell.$E66])" office:value-type="string" office:string-value="  spwi606, null, null, 6 =&gt; spwi606 // Disintegrate" calcext:value-type="string">
            <text:p><text:s text:c="2"/>spwi606, null, null, 6 =&gt; spwi606 // Disintegrate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 =&gt; &quot;;[$spell.$A67];&quot; // &quot;;[$spell.$E67])" office:value-type="string" office:string-value="  spwi608, null,  null, 9 =&gt; spwi608 // Globe of Invulnerability" calcext:value-type="string">
            <text:p><text:s text:c="2"/>spwi608, null, <text:s/>null, 9 =&gt; spwi608 // Globe of Invulnerability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 =&gt; &quot;;[$spell.$A68];&quot; // &quot;;[$spell.$E68])" office:value-type="string" office:string-value="  spwi609, null,  null, 9 =&gt; spwi609 // Invisible Stalker" calcext:value-type="string">
            <text:p><text:s text:c="2"/>spwi609, null, <text:s/>null, 9 =&gt; spwi609 // Invisible Stalker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 =&gt; &quot;;[$spell.$A69];&quot; // &quot;;[$spell.$E69])" office:value-type="string" office:string-value="  spwi617, null, 2, null =&gt; spwi617 // Power Word Silence" calcext:value-type="string">
            <text:p><text:s text:c="2"/>spwi617, null, 2, null =&gt; spwi617 // Power Word Silence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 =&gt; &quot;;[$spell.$A70];&quot; // &quot;;[$spell.$E70])" office:value-type="string" office:string-value="  spwi704, null, 6, null =&gt; spwi704 // Mordenkainen's Sword" calcext:value-type="string">
            <text:p><text:s text:c="2"/>spwi704, null, 6, null =&gt; spwi704 // Mordenkainen's Sword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 =&gt; &quot;;[$spell.$A71];&quot; // &quot;;[$spell.$E71])" office:value-type="string" office:string-value="  spwi804, null,  null, 9 =&gt; spwi804 // Mind Blank" calcext:value-type="string">
            <text:p><text:s text:c="2"/>spwi804, null, <text:s/>null, 9 =&gt; spwi804 // Mind Blank</text:p>
          </table:table-cell>
        </table:table-row>
        <table:table-row table:style-name="ro3" table:number-rows-repeated="528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9:08:57.9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9:16:54.068000000</dc:date>
    <meta:editing-duration>P1DT16H34M50S</meta:editing-duration>
    <meta:editing-cycles>63</meta:editing-cycles>
    <meta:generator>LibreOffice/7.2.1.2$Windows_X86_64 LibreOffice_project/87b77fad49947c1441b67c559c339af8f3517e22</meta:generator>
    <meta:document-statistic meta:table-count="6" meta:cell-count="8926" meta:object-count="0"/>
  </office:meta>
</office:document-meta>
</file>